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52.800000000000004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" style:family="table-cell" style:data-style-name="General">
      <style:table-cell-properties fo:background-color="#ffff0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0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1" style:family="table-cell" style:data-style-name="ND-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2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1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19" style:family="table-cell" style:data-style-name="General">
      <style:table-cell-properties fo:background-color="transparent" fo:border-top="0.071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0" style:family="table-cell" style:data-style-name="General">
      <style:table-cell-properties fo:background-color="transparent" fo:border-top="0.071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1" style:family="table-cell" style:data-style-name="General">
      <style:table-cell-properties fo:background-color="transparent" fo:border-top="0.071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22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3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5" style:family="table-cell" style:data-style-name="General">
      <style:table-cell-properties fo:background-color="#99ccff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6" style:family="table-cell" style:data-style-name="General">
      <style:table-cell-properties fo:background-color="#99ccff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7" style:family="table-cell" style:data-style-name="General">
      <style:table-cell-properties fo:background-color="#99ccff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2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1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2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3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34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5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6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7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3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  <style:map style:apply-style-name="Gnumeric-1" style:condition="of:is-true-formula(NOT(ISERROR(SEARCH(&quot;不&quot;;[.AA6]))))" style:base-cell-address="$'风晾养护（抽检）'.$AA$6"/>
    </style:style>
    <style:style style:name="ACE-40" style:family="table-cell" style:data-style-name="General">
      <style:table-cell-properties fo:background-color="#99ccff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1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43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5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6" style:family="table-cell" style:data-style-name="General">
      <style:table-cell-properties fo:background-color="#99ccff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47" style:family="table-cell" style:data-style-name="General">
      <style:table-cell-properties fo:background-color="transparent" fo:border-top="0.071cm solid #000000" fo:border-bottom="0.035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2" style:condition="of:cell-content-is-between([.$J6]+0.001,[.$J6]+0.5)" style:base-cell-address="$'风晾养护（抽检）'.$R$6"/>
      <style:map style:apply-style-name="Gnumeric-3" style:condition="of:cell-content-is-between([.$I6]-0.001,[.$I6]-0.5)" style:base-cell-address="$'风晾养护（抽检）'.$R$6"/>
      <style:map style:apply-style-name="Gnumeric-4" style:condition="of:cell-content()&gt;[.$J6]+0.5" style:base-cell-address="$'风晾养护（抽检）'.$R$6"/>
    </style:style>
    <style:style style:name="ACE-48" style:family="table-cell" style:data-style-name="General">
      <style:table-cell-properties fo:background-color="transparent" fo:border-top="0.035cm solid #000000" fo:border-bottom="0.071cm solid #000000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5" style:condition="of:cell-content-is-between([.$J6]+0.001,[.$J6]+0.5)" style:base-cell-address="$'风晾养护（抽检）'.$R$7"/>
      <style:map style:apply-style-name="Gnumeric-6" style:condition="of:cell-content-is-between([.$I6]-0.001,[.$I6]-0.5)" style:base-cell-address="$'风晾养护（抽检）'.$R$7"/>
      <style:map style:apply-style-name="Gnumeric-7" style:condition="of:cell-content()&gt;[.$J6]+0.5" style:base-cell-address="$'风晾养护（抽检）'.$R$7"/>
    </style:style>
    <style:style style:name="ACE-49" style:family="table-cell" style:data-style-name="General">
      <style:table-cell-properties fo:background-color="transparent" fo:border-top="0.071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J6]+0.001,[.$J6]+0.5)" style:base-cell-address="$'风晾养护（抽检）'.$S$6"/>
      <style:map style:apply-style-name="Gnumeric-8" style:condition="of:cell-content-is-between([.$I6]-0.001,[.$I6]-0.5)" style:base-cell-address="$'风晾养护（抽检）'.$S$6"/>
      <style:map style:apply-style-name="Gnumeric-8" style:condition="of:cell-content()&gt;[.$J6]+0.5" style:base-cell-address="$'风晾养护（抽检）'.$S$6"/>
    </style:style>
    <style:style style:name="ACE-50" style:family="table-cell" style:data-style-name="General">
      <style:table-cell-properties fo:background-color="transparent" fo:border-top="0.035cm solid #000000" fo:border-bottom="0.071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J6]+0.001,[.$J6]+0.5)" style:base-cell-address="$'风晾养护（抽检）'.$S$7"/>
      <style:map style:apply-style-name="Gnumeric-8" style:condition="of:cell-content-is-between([.$I6]-0.001,[.$I6]-0.5)" style:base-cell-address="$'风晾养护（抽检）'.$S$7"/>
      <style:map style:apply-style-name="Gnumeric-8" style:condition="of:cell-content()&gt;[.$J6]+0.5" style:base-cell-address="$'风晾养护（抽检）'.$S$7"/>
    </style:style>
    <style:style style:name="ACE-51" style:family="table-cell" style:data-style-name="General">
      <style:table-cell-properties fo:background-color="transparent" fo:border-top="0.071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J6]+0.001,[.$J6]+0.5)" style:base-cell-address="$'风晾养护（抽检）'.$U$6"/>
      <style:map style:apply-style-name="Gnumeric-8" style:condition="of:cell-content-is-between([.$I6]-0.001,[.$I6]-0.5)" style:base-cell-address="$'风晾养护（抽检）'.$U$6"/>
      <style:map style:apply-style-name="Gnumeric-8" style:condition="of:cell-content()&gt;[.$J6]+0.5" style:base-cell-address="$'风晾养护（抽检）'.$U$6"/>
    </style:style>
    <style:style style:name="ACE-52" style:family="table-cell" style:data-style-name="General">
      <style:table-cell-properties fo:background-color="transparent" fo:border-top="0.035cm solid #000000" fo:border-bottom="0.071cm solid #000000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  <style:map style:apply-style-name="Gnumeric-8" style:condition="of:cell-content-is-between([.$J6]+0.001,[.$J6]+0.5)" style:base-cell-address="$'风晾养护（抽检）'.$U$7"/>
      <style:map style:apply-style-name="Gnumeric-8" style:condition="of:cell-content-is-between([.$I6]-0.001,[.$I6]-0.5)" style:base-cell-address="$'风晾养护（抽检）'.$U$7"/>
      <style:map style:apply-style-name="Gnumeric-8" style:condition="of:cell-content()&gt;[.$J6]+0.5" style:base-cell-address="$'风晾养护（抽检）'.$U$7"/>
    </style:style>
    <style:style style:name="ACE-53" style:family="table-cell" style:data-style-name="General">
      <style:table-cell-properties fo:background-color="#ffff0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4" style:family="table-cell" style:data-style-name="General">
      <style:table-cell-properties fo:background-color="transparent" fo:border-top="0.035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5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57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58" style:family="table-cell" style:data-style-name="General">
      <style:table-cell-properties fo:background-color="#ffff00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5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0" style:family="table-cell" style:data-style-name="General">
      <style:table-cell-properties fo:background-color="#ffff0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1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宋体"/>
    </style:style>
    <style:style style:name="ACE-6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6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5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6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7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69" style:family="table-cell" style:data-style-name="ND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0" style:family="table-cell" style:data-style-name="General">
      <style:table-cell-properties fo:background-color="#99ccff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2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4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5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6" style:family="table-cell" style:data-style-name="General">
      <style:table-cell-properties fo:background-color="transparent" fo:border-top="0.071cm solid #000000" fo:border-bottom="0.000cm none #c7c7c7" fo:border-left="0.071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7" style:family="table-cell" style:data-style-name="General">
      <style:table-cell-properties fo:background-color="transparent" fo:border-top="0.071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78" style:family="table-cell" style:data-style-name="General">
      <style:table-cell-properties fo:background-color="transparent" fo:border-top="0.071cm solid #000000" fo:border-bottom="0.000cm none #c7c7c7" fo:border-left="0.035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7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1" style:family="table-cell" style:data-style-name="General">
      <style:table-cell-properties fo:background-color="#99ccff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2" style:family="table-cell" style:data-style-name="General">
      <style:table-cell-properties fo:background-color="#99ccff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3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4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5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6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87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8" style:family="table-cell" style:data-style-name="General">
      <style:table-cell-properties fo:background-color="#99ccff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8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1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宋体"/>
    </style:style>
    <style:style style:name="ACE-93" style:family="table-cell" style:data-style-name="General">
      <style:table-cell-properties fo:background-color="#ffff00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95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0pt" fo:color="#000000" fo:font-family="宋体"/>
    </style:style>
    <style:style style:name="ACE-96" style:family="table-cell" style:data-style-name="General">
      <style:table-cell-properties fo:background-color="#ffff00" fo:border-top="0.000cm none #c7c7c7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E-97" style:family="table-cell" style:data-style-name="General">
      <style:table-cell-properties fo:background-color="#99ccff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宋体"/>
    </style:style>
    <style:style style:name="ACOL-1" style:family="table-column">
      <style:table-column-properties style:column-width="114.9123287671233pt" style:use-optimal-column-width="false"/>
    </style:style>
    <style:style style:name="ACOL-2" style:family="table-column">
      <style:table-column-properties style:column-width="78.02465753424659pt" style:use-optimal-column-width="false"/>
    </style:style>
    <style:style style:name="ACOL-3" style:family="table-column">
      <style:table-column-properties style:column-width="51.98630136986302pt" style:use-optimal-column-width="false"/>
    </style:style>
    <style:style style:name="ACOL-4" style:family="table-column">
      <style:table-column-properties style:column-width="51.98630136986302pt" style:use-optimal-column-width="true"/>
    </style:style>
    <style:style style:name="ACOL-5" style:family="table-column">
      <style:table-column-properties style:column-width="112.01917808219179pt" style:use-optimal-column-width="false"/>
    </style:style>
    <style:style style:name="ACOL-6" style:family="table-column">
      <style:table-column-properties style:column-width="34.62739726027397pt" style:use-optimal-column-width="true"/>
    </style:style>
    <style:style style:name="ACOL-7" style:family="table-column">
      <style:table-column-properties style:column-width="14.375342465753425pt" style:use-optimal-column-width="false"/>
    </style:style>
    <style:style style:name="ACOL-8" style:family="table-column">
      <style:table-column-properties style:column-width="34.62739726027397pt" style:use-optimal-column-width="false"/>
    </style:style>
    <style:style style:name="ACOL-9" style:family="table-column">
      <style:table-column-properties style:column-width="31.734246575342468pt" style:use-optimal-column-width="false"/>
    </style:style>
    <style:style style:name="ACOL-10" style:family="table-column">
      <style:table-column-properties style:column-width="45.47671232876713pt" style:use-optimal-column-width="false"/>
    </style:style>
    <style:style style:name="ACOL-11" style:family="table-column">
      <style:table-column-properties style:column-width="37.520547945205486pt" style:use-optimal-column-width="false"/>
    </style:style>
    <style:style style:name="ACOL-12" style:family="table-column">
      <style:table-column-properties style:column-width="36.07397260273973pt" style:use-optimal-column-width="false"/>
    </style:style>
    <style:style style:name="ACOL-13" style:family="table-column">
      <style:table-column-properties style:column-width="25.947945205479453pt" style:use-optimal-column-width="false"/>
    </style:style>
    <style:style style:name="ACOL-14" style:family="table-column">
      <style:table-column-properties style:column-width="36.797260273972604pt" style:use-optimal-column-width="false"/>
    </style:style>
    <style:style style:name="ACOL-15" style:family="table-column">
      <style:table-column-properties style:column-width="41.86027397260274pt" style:use-optimal-column-width="false"/>
    </style:style>
    <style:style style:name="ACOL-16" style:family="table-column">
      <style:table-column-properties style:column-width="43.3068493150685pt" style:use-optimal-column-width="false"/>
    </style:style>
    <style:style style:name="ACOL-17" style:family="table-column">
      <style:table-column-properties style:column-width="96.83013698630138pt" style:use-optimal-column-width="false"/>
    </style:style>
    <style:style style:name="ACOL-18" style:family="table-column">
      <style:table-column-properties style:column-width="51.26301369863014pt" style:use-optimal-column-width="true"/>
    </style:style>
    <style:style style:name="ACOL-19" style:family="table-column">
      <style:table-column-properties style:column-width="99.75pt" style:use-optimal-column-width="false"/>
    </style:style>
    <style:style style:name="ACOL-20" style:family="table-column">
      <style:table-column-properties style:column-width="101.25pt" style:use-optimal-column-width="false"/>
    </style:style>
    <style:style style:name="ACOL-21" style:family="table-column">
      <style:table-column-properties style:column-width="305.25pt" style:use-optimal-column-width="false"/>
    </style:style>
    <style:style style:name="AROW-1" style:family="table-row">
      <style:table-row-properties style:row-height="52.5pt" style:use-optimal-row-height="false"/>
    </style:style>
    <style:style style:name="AROW-2" style:family="table-row">
      <style:table-row-properties style:row-height="17.25pt" style:use-optimal-row-height="false"/>
    </style:style>
    <style:style style:name="AROW-3" style:family="table-row">
      <style:table-row-properties style:row-height="20.25pt" style:use-optimal-row-height="false"/>
    </style:style>
    <style:style style:name="AROW-4" style:family="table-row">
      <style:table-row-properties style:row-height="13.5pt" style:use-optimal-row-height="false"/>
    </style:style>
    <style:style style:name="AROW-5" style:family="table-row">
      <style:table-row-properties style:row-height="81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content-validations>
        <table:content-validation table:name="VAL-0" table:allow-empty-cell="true" table:display-list="unsorted" table:base-cell-address="$'风晾养护（抽检）'.I11" table:condition="of:cell-content-is-in-list([.$A$6:.$A$13])">
          <table:error-message table:display="true" table:message-type="stop"/>
        </table:content-validation>
        <table:content-validation table:name="VAL-1" table:allow-empty-cell="true" table:display-list="unsorted" table:base-cell-address="$'风晾养护（抽检）'.I15" table:condition="of:cell-content-is-in-list([.$A$6:.$A$13])">
          <table:error-message table:display="true" table:message-type="stop"/>
        </table:content-validation>
        <table:content-validation table:name="VAL-2" table:allow-empty-cell="true" table:display-list="unsorted" table:base-cell-address="$'风晾养护（抽检）'.I19" table:condition="of:cell-content-is-in-list([.$A$6:.$A$13])">
          <table:error-message table:display="true" table:message-type="stop"/>
        </table:content-validation>
        <table:content-validation table:name="VAL-3" table:allow-empty-cell="true" table:display-list="unsorted" table:base-cell-address="$'风晾养护（抽检）'.I23" table:condition="of:cell-content-is-in-list([.$A$6:.$A$13])">
          <table:error-message table:display="true" table:message-type="stop"/>
        </table:content-validation>
        <table:content-validation table:name="VAL-4" table:allow-empty-cell="true" table:display-list="unsorted" table:base-cell-address="$'风晾养护（抽检）'.U11" table:condition="of:cell-content-is-in-list([.$B$6:.$B$8])">
          <table:error-message table:display="true" table:message-type="stop"/>
        </table:content-validation>
        <table:content-validation table:name="VAL-5" table:allow-empty-cell="true" table:display-list="unsorted" table:base-cell-address="$'风晾养护（抽检）'.U15" table:condition="of:cell-content-is-in-list([.$B$6:.$B$8])">
          <table:error-message table:display="true" table:message-type="stop"/>
        </table:content-validation>
        <table:content-validation table:name="VAL-6" table:allow-empty-cell="true" table:display-list="unsorted" table:base-cell-address="$'风晾养护（抽检）'.U19" table:condition="of:cell-content-is-in-list([.$B$6:.$B$8])">
          <table:error-message table:display="true" table:message-type="stop"/>
        </table:content-validation>
        <table:content-validation table:name="VAL-7" table:allow-empty-cell="true" table:display-list="unsorted" table:base-cell-address="$'风晾养护（抽检）'.U23" table:condition="of:cell-content-is-in-list([.$B$6:.$B$8])">
          <table:error-message table:display="true" table:message-type="stop"/>
        </table:content-validation>
        <table:content-validation table:name="VAL-8" table:allow-empty-cell="true" table:display-list="unsorted" table:base-cell-address="$'风晾养护（抽检）'.BC11" table:condition="of:cell-content-is-in-list([.$B$11:.$B$13])">
          <table:error-message table:display="true" table:message-type="stop"/>
        </table:content-validation>
        <table:content-validation table:name="VAL-9" table:allow-empty-cell="true" table:display-list="unsorted" table:base-cell-address="$'风晾养护（抽检）'.BC15" table:condition="of:cell-content-is-in-list([.$B$11:.$B$13])">
          <table:error-message table:display="true" table:message-type="stop"/>
        </table:content-validation>
        <table:content-validation table:name="VAL-10" table:allow-empty-cell="true" table:display-list="unsorted" table:base-cell-address="$'风晾养护（抽检）'.BC19" table:condition="of:cell-content-is-in-list([.$B$11:.$B$13])">
          <table:error-message table:display="true" table:message-type="stop"/>
        </table:content-validation>
        <table:content-validation table:name="VAL-11" table:allow-empty-cell="true" table:display-list="unsorted" table:base-cell-address="$'风晾养护（抽检）'.BC23" table:condition="of:cell-content-is-in-list([.$B$11:.$B$13])">
          <table:error-message table:display="true" table:message-type="stop"/>
        </table:content-validation>
        <table:content-validation table:name="VAL-12" table:allow-empty-cell="true" table:display-list="unsorted" table:base-cell-address="$'风晾养护（抽检）'.BE11" table:condition="of:cell-content-is-in-list(#REF!)">
          <table:error-message table:display="true" table:message-type="stop"/>
        </table:content-validation>
        <table:content-validation table:name="VAL-13" table:allow-empty-cell="true" table:display-list="unsorted" table:base-cell-address="$'风晾养护（抽检）'.BE15" table:condition="of:cell-content-is-in-list(#REF!)">
          <table:error-message table:display="true" table:message-type="stop"/>
        </table:content-validation>
        <table:content-validation table:name="VAL-14" table:allow-empty-cell="true" table:display-list="unsorted" table:base-cell-address="$'风晾养护（抽检）'.BE19" table:condition="of:cell-content-is-in-list(#REF!)">
          <table:error-message table:display="true" table:message-type="stop"/>
        </table:content-validation>
        <table:content-validation table:name="VAL-15" table:allow-empty-cell="true" table:display-list="unsorted" table:base-cell-address="$'风晾养护（抽检）'.BE23" table:condition="of:cell-content-is-in-list(#REF!)">
          <table:error-message table:display="true" table:message-type="stop"/>
        </table:content-validation>
        <table:content-validation table:name="VAL-16" table:allow-empty-cell="true" table:display-list="unsorted" table:base-cell-address="$'风晾养护 (巡检)'.I11" table:condition="of:cell-content-is-in-list([.$A$6:.$A$11])">
          <table:error-message table:display="true" table:message-type="stop"/>
        </table:content-validation>
        <table:content-validation table:name="VAL-17" table:allow-empty-cell="true" table:display-list="unsorted" table:base-cell-address="$'风晾养护 (巡检)'.I15" table:condition="of:cell-content-is-in-list([.$A$6:.$A$11])">
          <table:error-message table:display="true" table:message-type="stop"/>
        </table:content-validation>
        <table:content-validation table:name="VAL-18" table:allow-empty-cell="true" table:display-list="unsorted" table:base-cell-address="$'风晾养护 (巡检)'.I19" table:condition="of:cell-content-is-in-list([.$A$6:.$A$11])">
          <table:error-message table:display="true" table:message-type="stop"/>
        </table:content-validation>
        <table:content-validation table:name="VAL-19" table:allow-empty-cell="true" table:display-list="unsorted" table:base-cell-address="$'风晾养护 (巡检)'.Q11" table:condition="of:cell-content-is-in-list([.$B$6:.$B$8])">
          <table:error-message table:display="true" table:message-type="stop"/>
        </table:content-validation>
        <table:content-validation table:name="VAL-20" table:allow-empty-cell="true" table:display-list="unsorted" table:base-cell-address="$'风晾养护 (巡检)'.Q15" table:condition="of:cell-content-is-in-list([.$B$6:.$B$8])">
          <table:error-message table:display="true" table:message-type="stop"/>
        </table:content-validation>
        <table:content-validation table:name="VAL-21" table:allow-empty-cell="true" table:display-list="unsorted" table:base-cell-address="$'风晾养护 (巡检)'.Q19" table:condition="of:cell-content-is-in-list([.$B$6:.$B$8])">
          <table:error-message table:display="true" table:message-type="stop"/>
        </table:content-validation>
        <table:content-validation table:name="VAL-22" table:allow-empty-cell="true" table:display-list="unsorted" table:base-cell-address="$'风晾养护 (巡检)'.AM11" table:condition="of:cell-content-is-in-list([.$B$11:.$B$11])">
          <table:error-message table:display="true" table:message-type="stop"/>
        </table:content-validation>
        <table:content-validation table:name="VAL-23" table:allow-empty-cell="true" table:display-list="unsorted" table:base-cell-address="$'风晾养护 (巡检)'.AM15" table:condition="of:cell-content-is-in-list([.$B$11:.$B$11])">
          <table:error-message table:display="true" table:message-type="stop"/>
        </table:content-validation>
        <table:content-validation table:name="VAL-24" table:allow-empty-cell="true" table:display-list="unsorted" table:base-cell-address="$'风晾养护 (巡检)'.AM19" table:condition="of:cell-content-is-in-list([.$B$11:.$B$11])">
          <table:error-message table:display="true" table:message-type="stop"/>
        </table:content-validation>
        <table:content-validation table:name="VAL-25" table:allow-empty-cell="true" table:display-list="unsorted" table:base-cell-address="$'风晾养护 (巡检)'.AO11" table:condition="of:cell-content-is-in-list(#REF!)">
          <table:error-message table:display="true" table:message-type="stop"/>
        </table:content-validation>
        <table:content-validation table:name="VAL-26" table:allow-empty-cell="true" table:display-list="unsorted" table:base-cell-address="$'风晾养护 (巡检)'.AO15" table:condition="of:cell-content-is-in-list(#REF!)">
          <table:error-message table:display="true" table:message-type="stop"/>
        </table:content-validation>
        <table:content-validation table:name="VAL-27" table:allow-empty-cell="true" table:display-list="unsorted" table:base-cell-address="$'风晾养护 (巡检)'.AO19" table:condition="of:cell-content-is-in-list(#REF!)">
          <table:error-message table:display="true" table:message-type="stop"/>
        </table:content-validation>
      </table:content-validations>
      <table:table table:name="风晾养护（抽检）" table:style-name="ta-0" table:print="true">
        <office:forms form:automatic-focus="false" form:apply-design-mode="false">
          <form:form/>
        </office:forms>
        <table:table-column table:default-cell-style-name="ACE-0" table:style-name="ACOL-1" table:visibility="collapse"/>
        <table:table-column table:default-cell-style-name="ACE-4" table:style-name="ACOL-2" table:visibility="collapse"/>
        <table:table-column table:default-cell-style-name="ACE-4" table:style-name="ACOL-3" table:visibility="collapse"/>
        <table:table-column table:default-cell-style-name="ACE-13" table:style-name="ACOL-4"/>
        <table:table-column table:default-cell-style-name="ACE-13" table:style-name="ACOL-5"/>
        <table:table-column table:default-cell-style-name="ACE-13" table:style-name="ACOL-6"/>
        <table:table-column table:default-cell-style-name="ACE-13" table:style-name="ACOL-7"/>
        <table:table-column table:default-cell-style-name="ACE-13" table:style-name="ACOL-8"/>
        <table:table-column table:default-cell-style-name="ACE-13" table:style-name="ACOL-9" table:number-columns-repeated="2"/>
        <table:table-column table:default-cell-style-name="ACE-13" table:style-name="ACOL-10"/>
        <table:table-column table:default-cell-style-name="ACE-13" table:style-name="ACOL-11"/>
        <table:table-column table:default-cell-style-name="ACE-13" table:style-name="ACOL-12" table:number-columns-repeated="5"/>
        <table:table-column table:default-cell-style-name="ACE-13" table:style-name="ACOL-13" table:number-columns-repeated="4"/>
        <table:table-column table:default-cell-style-name="ACE-13" table:style-name="ACOL-14" table:visibility="collapse" table:number-columns-repeated="4"/>
        <table:table-column table:default-cell-style-name="ACE-13" table:style-name="ACOL-9"/>
        <table:table-column table:default-cell-style-name="ACE-13" table:style-name="ACOL-15"/>
        <table:table-column table:default-cell-style-name="ACE-13" table:style-name="ACOL-16" table:number-columns-repeated="2"/>
        <table:table-column table:default-cell-style-name="ACE-13" table:style-name="ACOL-17"/>
        <table:table-column table:default-cell-style-name="ACE-4" table:style-name="ACOL-18" table:number-columns-repeated="226"/>
        <table:table-row table:style-name="AROW-1">
          <table:table-cell table:style-name="ACE-0"/>
          <table:table-cell table:number-columns-repeated="2" table:style-name="ACE-4"/>
          <table:table-cell table:number-columns-spanned="27" table:style-name="ACE-56" office:value-type="string">
            <text:p>手 工 风 晾 养 护 过 程 质 量 检 验 记 录 及 考 核 表(handmade cigars air-drying maintainance process quality sampling record and evaluating chart)</text:p>
          </table:table-cell>
          <table:covered-table-cell table:number-columns-repeated="26"/>
          <table:table-cell table:number-columns-repeated="226" table:style-name="ACE-4"/>
        </table:table-row>
        <table:table-row table:style-name="AROW-2">
          <table:table-cell table:style-name="ACE-0"/>
          <table:table-cell table:number-columns-repeated="2" table:style-name="ACE-4"/>
          <table:table-cell table:number-columns-spanned="26" table:style-name="ACE-57"/>
          <table:covered-table-cell table:number-columns-repeated="25"/>
          <table:table-cell table:style-name="ACE-12" office:value-type="string">
            <text:p>JL/08.J.7006-05</text:p>
          </table:table-cell>
          <table:table-cell table:number-columns-repeated="226" table:style-name="ACE-4"/>
        </table:table-row>
        <table:table-row table:style-name="AROW-3">
          <table:table-cell table:style-name="ACE-0"/>
          <table:table-cell table:number-columns-repeated="2" table:style-name="ACE-4"/>
          <table:table-cell table:number-rows-spanned="3" table:style-name="ACE-10" office:value-type="string">
            <text:p>检验日期(testing date)</text:p>
          </table:table-cell>
          <table:table-cell table:number-rows-spanned="3" table:style-name="ACE-10" office:value-type="string">
            <text:p>牌号(brand)</text:p>
          </table:table-cell>
          <table:table-cell table:number-columns-spanned="3" table:number-rows-spanned="3" table:style-name="ACE-10" office:value-type="string">
            <text:p>养护日期(processing date)</text:p>
          </table:table-cell>
          <table:covered-table-cell table:number-columns-repeated="2"/>
          <table:table-cell table:number-columns-spanned="2" table:number-rows-spanned="2" table:style-name="ACE-25" office:value-type="string">
            <text:p>含水率标准(Moisture content standard)</text:p>
          </table:table-cell>
          <table:covered-table-cell/>
          <table:table-cell table:number-columns-spanned="7" table:style-name="ACE-40" office:value-type="string">
            <text:p>外观质量情况(Appearance quality case)</text:p>
          </table:table-cell>
          <table:covered-table-cell table:number-columns-repeated="6"/>
          <table:table-cell table:number-columns-spanned="4" table:number-rows-spanned="3" table:style-name="ACE-46" office:value-type="string">
            <text:p>含水率（%）(Moisture content)</text:p>
          </table:table-cell>
          <table:covered-table-cell table:number-columns-repeated="3"/>
          <table:table-cell table:number-columns-spanned="3" table:style-name="ACE-53" office:value-type="string">
            <text:p>统计数据</text:p>
          </table:table-cell>
          <table:covered-table-cell table:number-columns-repeated="2"/>
          <table:table-cell table:style-name="ACE-58"/>
          <table:table-cell table:number-rows-spanned="3" table:style-name="ACE-45" office:value-type="string">
            <text:p>批次得分(Batch Score)</text:p>
          </table:table-cell>
          <table:table-cell table:number-rows-spanned="3" table:style-name="ACE-45" office:value-type="string">
            <text:p>批次质量判定(Batch quality determination)</text:p>
          </table:table-cell>
          <table:table-cell table:number-rows-spanned="3" table:style-name="ACE-10" office:value-type="string">
            <text:p>检验员(inspector)</text:p>
          </table:table-cell>
          <table:table-cell table:number-rows-spanned="3" table:style-name="ACE-27" office:value-type="string">
            <text:p>责任人(person in charge)</text:p>
          </table:table-cell>
          <table:table-cell table:number-rows-spanned="3" table:style-name="ACE-10" office:value-type="string">
            <text:p>备注(remarks)</text:p>
          </table:table-cell>
          <table:table-cell table:number-columns-repeated="226" table:style-name="ACE-4"/>
        </table:table-row>
        <table:table-row table:style-name="AROW-4">
          <table:table-cell table:style-name="ACE-0"/>
          <table:table-cell table:number-columns-repeated="2" table:style-name="ACE-4"/>
          <table:covered-table-cell table:number-columns-repeated="7"/>
          <table:table-cell table:number-columns-spanned="2" table:style-name="ACE-32" office:value-type="string">
            <text:p>表面(appearance)</text:p>
          </table:table-cell>
          <table:covered-table-cell/>
          <table:table-cell table:number-rows-spanned="2" table:style-name="ACE-41" office:value-type="string">
            <text:p>头尾（支）(head and end)</text:p>
          </table:table-cell>
          <table:table-cell table:number-rows-spanned="2" table:style-name="ACE-41" office:value-type="string">
            <text:p>空头（支）(empty head)</text:p>
          </table:table-cell>
          <table:table-cell table:number-rows-spanned="2" table:style-name="ACE-41" office:value-type="string">
            <text:p>缝口（支）(seam)</text:p>
          </table:table-cell>
          <table:table-cell table:number-rows-spanned="2" table:style-name="ACE-41" office:value-type="string">
            <text:p>洞眼（支）(hole)</text:p>
          </table:table-cell>
          <table:table-cell table:number-rows-spanned="2" table:style-name="ACE-41" office:value-type="string">
            <text:p>破皮（支）(breakage)</text:p>
          </table:table-cell>
          <table:covered-table-cell table:number-columns-repeated="4"/>
          <table:table-cell table:number-rows-spanned="2" table:style-name="ACE-41" office:value-type="string">
            <text:p>水分偏 <text:s/>小次数</text:p>
          </table:table-cell>
          <table:table-cell table:number-rows-spanned="2" table:style-name="ACE-41" office:value-type="string">
            <text:p>水分偏 <text:s/>大次数</text:p>
          </table:table-cell>
          <table:table-cell table:number-rows-spanned="2" table:style-name="ACE-41" office:value-type="string">
            <text:p>水分合格次数</text:p>
          </table:table-cell>
          <table:table-cell table:number-rows-spanned="2" table:style-name="ACE-41" office:value-type="string">
            <text:p>水标±0.5%次数</text:p>
          </table:table-cell>
          <table:covered-table-cell table:number-columns-repeated="5"/>
          <table:table-cell table:number-columns-repeated="226" table:style-name="ACE-4"/>
        </table:table-row>
        <table:table-row table:style-name="AROW-5">
          <table:table-cell table:style-name="ACE-1" office:value-type="string">
            <text:p>产品牌号</text:p>
          </table:table-cell>
          <table:table-cell table:style-name="ACE-5" office:value-type="string">
            <text:p>有无生霉/虫蛀</text:p>
          </table:table-cell>
          <table:table-cell table:style-name="ACE-0"/>
          <table:covered-table-cell table:number-columns-repeated="5"/>
          <table:table-cell table:style-name="ACE-26" office:value-type="string">
            <text:p>下限（%）(Lower limit)</text:p>
          </table:table-cell>
          <table:table-cell table:style-name="ACE-26" office:value-type="string">
            <text:p>上限（%）(Upper limit)</text:p>
          </table:table-cell>
          <table:table-cell table:style-name="ACE-33" office:value-type="string">
            <text:p>有无生霉/虫蛀)(mildew/worms damage)</text:p>
          </table:table-cell>
          <table:table-cell table:style-name="ACE-33" office:value-type="string">
            <text:p>杂物（支）(dopant)</text:p>
          </table:table-cell>
          <table:covered-table-cell table:number-columns-repeated="18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2号）</text:p>
          </table:table-cell>
          <table:table-cell table:style-name="ACE-6" office:value-type="string">
            <text:p>无</text:p>
          </table:table-cell>
          <table:table-cell table:style-name="ACE-0"/>
          <table:table-cell table:number-rows-spanned="2" table:style-name="ACE-11"/>
          <table:table-cell table:number-rows-spanned="2" table:style-name="ACE-15" table:content-validation-name="VAL-0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4" table:content-validation-name="VAL-4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6:.U7];&quot;&lt;&quot;&amp;[.I6])" office:value-type="float" office:value="0">
            <text:p>0</text:p>
          </table:table-cell>
          <table:table-cell table:number-rows-spanned="2" table:style-name="ACE-38" table:formula="of:=COUNTIF([.R6:.U7];&quot;&gt;&quot;&amp;[.J6])" office:value-type="float" office:value="0">
            <text:p>0</text:p>
          </table:table-cell>
          <table:table-cell table:number-rows-spanned="2" table:style-name="ACE-38" table:formula="of:=COUNTIF([.R6:.U7];&quot;&gt;=&quot;&amp;[.I6])-COUNTIF([.R6:.U7];&quot;&gt;&quot;&amp;[.J6])" office:value-type="float" office:value="0">
            <text:p>0</text:p>
          </table:table-cell>
          <table:table-cell table:number-rows-spanned="2" table:style-name="ACE-38" table:formula="of:=COUNTIF([.R6:.U7];&quot;&gt;=&quot;&amp;([.I6]-0.5))-COUNTIF([.R6:.U7];&quot;&gt;=&quot;&amp;[.I6])+COUNTIF([.R6:.U7];&quot;&gt;&quot;&amp;[.J6])-COUNTIF([.R6:.U7];&quot;&gt;&quot;&amp;([.J6]+0.5))" office:value-type="float" office:value="0">
            <text:p>0</text:p>
          </table:table-cell>
          <table:table-cell table:number-rows-spanned="2" table:style-name="ACE-44" table:formula="of:=100-[.L6]*0.20000000000000001-[.M6]*0.5-[.N6]*1-[.O6]*0.5-[.P6]*1-[.Q6]*1-([.V6]+[.W6])*0.5+IF(OR([.K6]=&quot;生 霉&quot;;[.K6]=&quot;虫 蛀&quot;);-60;0)" office:value-type="float" office:value="100">
            <text:p>100</text:p>
          </table:table-cell>
          <table:table-cell table:number-rows-spanned="2" table:style-name="ACE-39" table:formula="of:=IF(OR([.Z6]&lt;85;[.X6]&lt;4;AND([.X6]=4;[.Y6]&lt;3));&quot;不合格&quot;;&quot;合格&quot;)" office:value-type="string" office:string-value="不合格">
            <text:p>不合格</text:p>
          </table:table-cell>
          <table:table-cell table:number-rows-spanned="2" table:style-name="ACE-31" table:content-validation-name="VAL-8"/>
          <table:table-cell table:number-rows-spanned="2" table:style-name="ACE-24" table:content-validation-name="VAL-12"/>
          <table:table-cell table:number-rows-spanned="2" table:style-name="ACE-9"/>
          <table:table-cell table:number-columns-repeated="226" table:style-name="ACE-0"/>
        </table:table-row>
        <table:table-row table:style-name="AROW-0">
          <table:table-cell table:style-name="ACE-2" office:value-type="string">
            <text:p>长城（3号）</text:p>
          </table:table-cell>
          <table:table-cell table:style-name="ACE-6" office:value-type="string">
            <text:p>生 霉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0"/>
        </table:table-row>
        <table:table-row table:style-name="AROW-0">
          <table:table-cell table:style-name="ACE-2" office:value-type="string">
            <text:p>长城（经典2号）</text:p>
          </table:table-cell>
          <table:table-cell table:style-name="ACE-6" office:value-type="string">
            <text:p>虫 蛀</text:p>
          </table:table-cell>
          <table:table-cell table:style-name="ACE-0"/>
          <table:table-cell table:number-rows-spanned="2" table:style-name="ACE-11" office:value-type="string">
            <text:p>2016.8.16</text:p>
          </table:table-cell>
          <table:table-cell table:number-rows-spanned="2" table:style-name="ACE-16" table:content-validation-name="VAL-1" office:value-type="string">
            <text:p>长城（红色132）</text:p>
          </table:table-cell>
          <table:table-cell table:number-rows-spanned="2" table:style-name="ACE-19" office:value-type="float" office:value="2.1200000000000001">
            <text:p>2.12</text:p>
          </table:table-cell>
          <table:table-cell table:number-rows-spanned="2" table:style-name="ACE-20" office:value-type="string">
            <text:p>-</text:p>
          </table:table-cell>
          <table:table-cell table:number-rows-spanned="2" table:style-name="ACE-21" office:value-type="float" office:value="5.1600000000000001">
            <text:p>5.16</text:p>
          </table:table-cell>
          <table:table-cell table:number-rows-spanned="2" table:style-name="ACE-19" office:value-type="float" office:value="12">
            <text:p>12</text:p>
          </table:table-cell>
          <table:table-cell table:number-rows-spanned="2" table:style-name="ACE-21" office:value-type="float" office:value="14">
            <text:p>14</text:p>
          </table:table-cell>
          <table:table-cell table:number-rows-spanned="2" table:style-name="ACE-35" table:content-validation-name="VAL-5" office:value-type="string">
            <text:p>无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38" office:value-type="float" office:value="1">
            <text:p>1</text:p>
          </table:table-cell>
          <table:table-cell table:number-rows-spanned="2" table:style-name="ACE-42" office:value-type="float" office:value="1">
            <text:p>1</text:p>
          </table:table-cell>
          <table:table-cell table:style-name="ACE-47" office:value-type="float" office:value="12">
            <text:p>12</text:p>
          </table:table-cell>
          <table:table-cell table:style-name="ACE-49" office:value-type="float" office:value="13">
            <text:p>13</text:p>
          </table:table-cell>
          <table:table-cell table:style-name="ACE-49" office:value-type="float" office:value="14">
            <text:p>14</text:p>
          </table:table-cell>
          <table:table-cell table:style-name="ACE-51" office:value-type="float" office:value="13.199999999999999">
            <text:p>13.2</text:p>
          </table:table-cell>
          <table:table-cell table:number-rows-spanned="2" table:style-name="ACE-54" table:formula="of:=COUNTIF([.R8:.U9];&quot;&lt;&quot;&amp;[.I8])" office:value-type="float" office:value="1">
            <text:p>1E+00</text:p>
          </table:table-cell>
          <table:table-cell table:number-rows-spanned="2" table:style-name="ACE-38" table:formula="of:=COUNTIF([.R8:.U9];&quot;&gt;&quot;&amp;[.J8])" office:value-type="float" office:value="2">
            <text:p>2E+00</text:p>
          </table:table-cell>
          <table:table-cell table:number-rows-spanned="2" table:style-name="ACE-38" table:formula="of:=COUNTIF([.R8:.U9];&quot;&gt;=&quot;&amp;[.I8])-COUNTIF([.R8:.U9];&quot;&gt;&quot;&amp;[.J8])" office:value-type="float" office:value="5">
            <text:p>5E+00</text:p>
          </table:table-cell>
          <table:table-cell table:number-rows-spanned="2" table:style-name="ACE-38" table:formula="of:=COUNTIF([.R8:.U9];&quot;&gt;=&quot;&amp;([.I8]-0.5))-COUNTIF([.R8:.U9];&quot;&gt;=&quot;&amp;[.I8])+COUNTIF([.R8:.U9];&quot;&gt;&quot;&amp;[.J8])-COUNTIF([.R8:.U9];&quot;&gt;&quot;&amp;([.J8]+0.5))" office:value-type="float" office:value="0">
            <text:p>0</text:p>
          </table:table-cell>
          <table:table-cell table:number-rows-spanned="2" table:style-name="ACE-44" table:formula="of:=100-[.L8]*0.20000000000000001-[.M8]*0.5-[.N8]*1-[.O8]*0.5-[.P8]*1-[.Q8]*1-([.V8]+[.W8])*0.5+IF(OR([.K8]=&quot;生 霉&quot;;[.K8]=&quot;虫 蛀&quot;);-60;0)" office:value-type="float" office:value="94.299999999999997">
            <text:p>94.3</text:p>
          </table:table-cell>
          <table:table-cell table:number-rows-spanned="2" table:style-name="ACE-39" table:formula="of:=IF(OR([.Z8]&lt;85;[.X8]&lt;4;AND([.X8]=4;[.Y8]&lt;3));&quot;不合格&quot;;&quot;合格&quot;)" office:value-type="string" office:string-value="合格">
            <text:p>合格</text:p>
          </table:table-cell>
          <table:table-cell table:number-rows-spanned="2" table:style-name="ACE-30" table:content-validation-name="VAL-9" office:value-type="string">
            <text:p>卿 萍</text:p>
          </table:table-cell>
          <table:table-cell table:number-rows-spanned="2" table:style-name="ACE-23" table:content-validation-name="VAL-13" office:value-type="string">
            <text:p>李 薇</text:p>
          </table:table-cell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经典3号）</text:p>
          </table:table-cell>
          <table:table-cell table:number-columns-repeated="2" table:style-name="ACE-0"/>
          <table:covered-table-cell table:number-columns-repeated="14"/>
          <table:table-cell table:style-name="ACE-48" office:value-type="float" office:value="12.4">
            <text:p>12.4</text:p>
          </table:table-cell>
          <table:table-cell table:style-name="ACE-50" office:value-type="float" office:value="15">
            <text:p>15</text:p>
          </table:table-cell>
          <table:table-cell table:style-name="ACE-50" office:value-type="float" office:value="16">
            <text:p>16</text:p>
          </table:table-cell>
          <table:table-cell table:style-name="ACE-52" office:value-type="float" office:value="11">
            <text:p>11</text:p>
          </table:table-cell>
          <table:covered-table-cell table:number-columns-repeated="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传奇1号）</text:p>
          </table:table-cell>
          <table:table-cell table:style-name="ACE-7" office:value-type="string">
            <text:p>检验员</text:p>
          </table:table-cell>
          <table:table-cell table:style-name="ACE-0"/>
          <table:table-cell table:number-rows-spanned="2" table:style-name="ACE-11"/>
          <table:table-cell table:number-rows-spanned="2" table:style-name="ACE-17" table:content-validation-name="VAL-2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6" table:content-validation-name="VAL-6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10:.U11];&quot;&lt;&quot;&amp;[.I10])" office:value-type="float" office:value="0">
            <text:p>0</text:p>
          </table:table-cell>
          <table:table-cell table:number-rows-spanned="2" table:style-name="ACE-38" table:formula="of:=COUNTIF([.R10:.U11];&quot;&gt;&quot;&amp;[.J10])" office:value-type="float" office:value="0">
            <text:p>0</text:p>
          </table:table-cell>
          <table:table-cell table:number-rows-spanned="2" table:style-name="ACE-38" table:formula="of:=COUNTIF([.R10:.U11];&quot;&gt;=&quot;&amp;[.I10])-COUNTIF([.R10:.U11];&quot;&gt;&quot;&amp;[.J10])" office:value-type="float" office:value="0">
            <text:p>0</text:p>
          </table:table-cell>
          <table:table-cell table:number-rows-spanned="2" table:style-name="ACE-38" table:formula="of:=COUNTIF([.R10:.U11];&quot;&gt;=&quot;&amp;([.I10]-0.5))-COUNTIF([.R10:.U11];&quot;&gt;=&quot;&amp;[.I10])+COUNTIF([.R10:.U11];&quot;&gt;&quot;&amp;[.J10])-COUNTIF([.R10:.U11];&quot;&gt;&quot;&amp;([.J10]+0.5))" office:value-type="float" office:value="0">
            <text:p>0</text:p>
          </table:table-cell>
          <table:table-cell table:number-rows-spanned="2" table:style-name="ACE-44" table:formula="of:=100-[.L10]*0.20000000000000001-[.M10]*0.5-[.N10]*1-[.O10]*0.5-[.P10]*1-[.Q10]*1-([.V10]+[.W10])*0.5+IF(OR([.K10]=&quot;生 霉&quot;;[.K10]=&quot;虫 蛀&quot;);-60;0)" office:value-type="float" office:value="100">
            <text:p>100</text:p>
          </table:table-cell>
          <table:table-cell table:number-rows-spanned="2" table:style-name="ACE-39" table:formula="of:=IF(OR([.Z10]&lt;85;[.X10]&lt;4;AND([.X10]=4;[.Y10]&lt;3));&quot;不合格&quot;;&quot;合格&quot;)" office:value-type="string" office:string-value="不合格">
            <text:p>不合格</text:p>
          </table:table-cell>
          <table:table-cell table:number-rows-spanned="2" table:style-name="ACE-29" table:content-validation-name="VAL-10"/>
          <table:table-cell table:number-rows-spanned="2" table:style-name="ACE-22" table:content-validation-name="VAL-14"/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传奇3号）</text:p>
          </table:table-cell>
          <table:table-cell table:style-name="ACE-8" office:value-type="string">
            <text:p>李 静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导师2号）</text:p>
          </table:table-cell>
          <table:table-cell table:style-name="ACE-8" office:value-type="string">
            <text:p>曾 燕</text:p>
          </table:table-cell>
          <table:table-cell table:style-name="ACE-0"/>
          <table:table-cell table:number-rows-spanned="2" table:style-name="ACE-11"/>
          <table:table-cell table:number-rows-spanned="2" table:style-name="ACE-18" table:content-validation-name="VAL-3"/>
          <table:table-cell table:number-rows-spanned="2" table:style-name="ACE-19"/>
          <table:table-cell table:number-rows-spanned="2" table:style-name="ACE-20" office:value-type="string">
            <text:p>-</text:p>
          </table:table-cell>
          <table:table-cell table:number-rows-spanned="2" table:style-name="ACE-21"/>
          <table:table-cell table:number-rows-spanned="2" table:style-name="ACE-19"/>
          <table:table-cell table:number-rows-spanned="2" table:style-name="ACE-21"/>
          <table:table-cell table:number-rows-spanned="2" table:style-name="ACE-37" table:content-validation-name="VAL-7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38"/>
          <table:table-cell table:number-rows-spanned="2" table:style-name="ACE-42"/>
          <table:table-cell table:style-name="ACE-47"/>
          <table:table-cell table:number-columns-repeated="2" table:style-name="ACE-49"/>
          <table:table-cell table:style-name="ACE-51"/>
          <table:table-cell table:number-rows-spanned="2" table:style-name="ACE-54" table:formula="of:=COUNTIF([.R12:.U13];&quot;&lt;&quot;&amp;[.I12])" office:value-type="float" office:value="0">
            <text:p>0</text:p>
          </table:table-cell>
          <table:table-cell table:number-rows-spanned="2" table:style-name="ACE-38" table:formula="of:=COUNTIF([.R12:.U13];&quot;&gt;&quot;&amp;[.J12])" office:value-type="float" office:value="0">
            <text:p>0</text:p>
          </table:table-cell>
          <table:table-cell table:number-rows-spanned="2" table:style-name="ACE-38" table:formula="of:=COUNTIF([.R12:.U13];&quot;&gt;=&quot;&amp;[.I12])-COUNTIF([.R12:.U13];&quot;&gt;&quot;&amp;[.J12])" office:value-type="float" office:value="0">
            <text:p>0</text:p>
          </table:table-cell>
          <table:table-cell table:number-rows-spanned="2" table:style-name="ACE-38" table:formula="of:=COUNTIF([.R12:.U13];&quot;&gt;=&quot;&amp;([.I12]-0.5))-COUNTIF([.R12:.U13];&quot;&gt;=&quot;&amp;[.I12])+COUNTIF([.R12:.U13];&quot;&gt;&quot;&amp;[.J12])-COUNTIF([.R12:.U13];&quot;&gt;&quot;&amp;([.J12]+0.5))" office:value-type="float" office:value="0">
            <text:p>0</text:p>
          </table:table-cell>
          <table:table-cell table:number-rows-spanned="2" table:style-name="ACE-44" table:formula="of:=100-[.L12]*0.20000000000000001-[.M12]*0.5-[.N12]*1-[.O12]*0.5-[.P12]*1-[.Q12]*1-([.V12]+[.W12])*0.5+IF(OR([.K12]=&quot;生 霉&quot;;[.K12]=&quot;虫 蛀&quot;);-60;0)" office:value-type="float" office:value="100">
            <text:p>100</text:p>
          </table:table-cell>
          <table:table-cell table:number-rows-spanned="2" table:style-name="ACE-39" table:formula="of:=IF(OR([.Z12]&lt;85;[.X12]&lt;4;AND([.X12]=4;[.Y12]&lt;3));&quot;不合格&quot;;&quot;合格&quot;)" office:value-type="string" office:string-value="不合格">
            <text:p>不合格</text:p>
          </table:table-cell>
          <table:table-cell table:number-rows-spanned="2" table:style-name="ACE-28" table:content-validation-name="VAL-11"/>
          <table:table-cell table:number-rows-spanned="2" table:style-name="ACE-14" table:content-validation-name="VAL-15"/>
          <table:table-cell table:number-rows-spanned="2" table:style-name="ACE-9"/>
          <table:table-cell table:number-columns-repeated="226" table:style-name="ACE-4"/>
        </table:table-row>
        <table:table-row table:style-name="AROW-0">
          <table:table-cell table:style-name="ACE-2" office:value-type="string">
            <text:p>长城（导师3号）</text:p>
          </table:table-cell>
          <table:table-cell table:style-name="ACE-8" office:value-type="string">
            <text:p>张 科</text:p>
          </table:table-cell>
          <table:table-cell table:style-name="ACE-0"/>
          <table:covered-table-cell table:number-columns-repeated="14"/>
          <table:table-cell table:style-name="ACE-48"/>
          <table:table-cell table:number-columns-repeated="2" table:style-name="ACE-50"/>
          <table:table-cell table:style-name="ACE-52"/>
          <table:covered-table-cell table:number-columns-repeated="9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4" table:style-name="ACE-13"/>
          <table:table-cell table:number-columns-spanned="18" table:style-name="ACE-55" office:value-type="string">
            <text:p>水分超上限红色，超下线白色，符合为绿色，在（标准范围外-标准范围±0.5%）内为黄色</text:p>
          </table:table-cell>
          <table:covered-table-cell table:number-columns-repeated="17"/>
          <table:table-cell table:style-name="ACE-43"/>
          <table:table-cell table:number-columns-repeated="4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style-name="ACE-13" office:value-type="string">
            <text:p>storage table</text:p>
          </table:table-cell>
          <table:table-cell table:number-columns-repeated="26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style-name="ACE-13" office:value-type="string">
            <text:p>date</text:p>
          </table:table-cell>
          <table:table-cell table:style-name="ACE-13" office:value-type="string">
            <text:p>product</text:p>
          </table:table-cell>
          <table:table-cell table:style-name="ACE-13" office:value-type="string">
            <text:p>start</text:p>
          </table:table-cell>
          <table:table-cell table:style-name="ACE-13"/>
          <table:table-cell table:style-name="ACE-13" office:value-type="string">
            <text:p>end</text:p>
          </table:table-cell>
          <table:table-cell table:style-name="ACE-13" office:value-type="string">
            <text:p>moistmin</text:p>
          </table:table-cell>
          <table:table-cell table:style-name="ACE-13"/>
          <table:table-cell table:style-name="ACE-13" office:value-type="string">
            <text:p>deworm</text:p>
          </table:table-cell>
          <table:table-cell table:style-name="ACE-13"/>
          <table:table-cell table:style-name="ACE-13" office:value-type="string">
            <text:p>headend</text:p>
          </table:table-cell>
          <table:table-cell table:style-name="ACE-13"/>
          <table:table-cell table:style-name="ACE-13" office:value-type="string">
            <text:p>seam</text:p>
          </table:table-cell>
          <table:table-cell table:style-name="ACE-13"/>
          <table:table-cell table:style-name="ACE-13" office:value-type="string">
            <text:p>break</text:p>
          </table:table-cell>
          <table:table-cell table:style-name="ACE-13" office:value-type="string">
            <text:p>m1</text:p>
          </table:table-cell>
          <table:table-cell table:style-name="ACE-13" office:value-type="string">
            <text:p>m2</text:p>
          </table:table-cell>
          <table:table-cell table:style-name="ACE-13" office:value-type="string">
            <text:p>m3</text:p>
          </table:table-cell>
          <table:table-cell table:style-name="ACE-13" office:value-type="string">
            <text:p>m4</text:p>
          </table:table-cell>
          <table:table-cell table:number-columns-repeated="4" table:style-name="ACE-13"/>
          <table:table-cell table:style-name="ACE-13" office:value-type="string">
            <text:p>score</text:p>
          </table:table-cell>
          <table:table-cell table:style-name="ACE-13"/>
          <table:table-cell table:style-name="ACE-13" office:value-type="string">
            <text:p>inspector</text:p>
          </table:table-cell>
          <table:table-cell table:style-name="ACE-13"/>
          <table:table-cell table:style-name="ACE-13" office:value-type="string">
            <text:p>remarks</text:p>
          </table:table-cell>
          <table:table-cell table:number-columns-repeated="226" table:style-name="ACE-4"/>
        </table:table-row>
        <table:table-row table:style-name="AROW-0">
          <table:table-cell table:number-columns-repeated="3" table:style-name="ACE-0"/>
          <table:table-cell table:number-columns-repeated="6" table:style-name="ACE-13"/>
          <table:table-cell table:style-name="ACE-13" office:value-type="string">
            <text:p>moistmax</text:p>
          </table:table-cell>
          <table:table-cell table:style-name="ACE-13"/>
          <table:table-cell table:style-name="ACE-13" office:value-type="string">
            <text:p>dopant</text:p>
          </table:table-cell>
          <table:table-cell table:style-name="ACE-13"/>
          <table:table-cell table:style-name="ACE-13" office:value-type="string">
            <text:p>empty</text:p>
          </table:table-cell>
          <table:table-cell table:style-name="ACE-13"/>
          <table:table-cell table:style-name="ACE-13" office:value-type="string">
            <text:p>hole</text:p>
          </table:table-cell>
          <table:table-cell table:style-name="ACE-13"/>
          <table:table-cell table:style-name="ACE-13" office:value-type="string">
            <text:p>m5</text:p>
          </table:table-cell>
          <table:table-cell table:style-name="ACE-13" office:value-type="string">
            <text:p>m6</text:p>
          </table:table-cell>
          <table:table-cell table:style-name="ACE-13" office:value-type="string">
            <text:p>m7</text:p>
          </table:table-cell>
          <table:table-cell table:style-name="ACE-13" office:value-type="string">
            <text:p>m8</text:p>
          </table:table-cell>
          <table:table-cell table:number-columns-repeated="5" table:style-name="ACE-13"/>
          <table:table-cell table:style-name="ACE-13" office:value-type="string">
            <text:p>batchok</text:p>
          </table:table-cell>
          <table:table-cell table:style-name="ACE-13"/>
          <table:table-cell table:style-name="ACE-13" office:value-type="string">
            <text:p>incharge</text:p>
          </table:table-cell>
          <table:table-cell table:style-name="ACE-13"/>
          <table:table-cell table:number-columns-repeated="226" table:style-name="ACE-4"/>
        </table:table-row>
        <table:table-row table:style-name="AROW-0" table:number-rows-repeated="208">
          <table:table-cell table:number-columns-repeated="3" table:style-name="ACE-0"/>
          <table:table-cell table:number-columns-repeated="27" table:style-name="ACE-13"/>
          <table:table-cell table:number-columns-repeated="226" table:style-name="ACE-4"/>
        </table:table-row>
        <table:table-row table:style-name="AROW-0" table:number-rows-repeated="65116">
          <table:table-cell table:number-columns-repeated="256"/>
        </table:table-row>
        <table:table-row table:style-name="AROW-0" table:number-rows-repeated="192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风晾养护（抽检）'.$A$1"/>
          <table:named-expression table:name="Sheet_Title" table:expression="of:=&quot;风晾养护（抽检）&quot;" table:base-cell-address="$'风晾养护（抽检）'.$A$1"/>
        </table:named-expressions>
      </table:table>
      <table:table table:name="风晾养护 (巡检)" table:style-name="ta-1" table:print="true">
        <office:forms form:automatic-focus="false" form:apply-design-mode="false">
          <form:form/>
        </office:forms>
        <table:table-column table:default-cell-style-name="ACE-59" table:style-name="ACOL-1" table:visibility="collapse"/>
        <table:table-column table:default-cell-style-name="ACE-64" table:style-name="ACOL-2" table:visibility="collapse"/>
        <table:table-column table:default-cell-style-name="ACE-64" table:style-name="ACOL-3" table:visibility="collapse"/>
        <table:table-column table:default-cell-style-name="ACE-71" table:style-name="ACOL-4"/>
        <table:table-column table:default-cell-style-name="ACE-71" table:style-name="ACOL-5"/>
        <table:table-column table:default-cell-style-name="ACE-71" table:style-name="ACOL-6"/>
        <table:table-column table:default-cell-style-name="ACE-71" table:style-name="ACOL-7"/>
        <table:table-column table:default-cell-style-name="ACE-71" table:style-name="ACOL-8"/>
        <table:table-column table:default-cell-style-name="ACE-71" table:style-name="ACOL-10"/>
        <table:table-column table:default-cell-style-name="ACE-71" table:style-name="ACOL-11"/>
        <table:table-column table:default-cell-style-name="ACE-71" table:style-name="ACOL-12" table:number-columns-repeated="5"/>
        <table:table-column table:default-cell-style-name="ACE-71" table:style-name="ACOL-14" table:visibility="collapse" table:number-columns-repeated="4"/>
        <table:table-column table:default-cell-style-name="ACE-71" table:style-name="ACOL-19"/>
        <table:table-column table:default-cell-style-name="ACE-71" table:style-name="ACOL-20"/>
        <table:table-column table:default-cell-style-name="ACE-71" table:style-name="ACOL-21"/>
        <table:table-column table:default-cell-style-name="ACE-64" table:style-name="ACOL-18" table:number-columns-repeated="234"/>
        <table:table-row table:style-name="AROW-1">
          <table:table-cell table:style-name="ACE-59"/>
          <table:table-cell table:number-columns-repeated="2" table:style-name="ACE-64"/>
          <table:table-cell table:number-columns-spanned="19" table:style-name="ACE-94" office:value-type="string">
            <text:p>手 工 雪 茄 风 晾 养 护 过 程 质 量 巡 检 记 录 表(handmade cigars wind-drying maintainance process quality inspection record chart)</text:p>
          </table:table-cell>
          <table:covered-table-cell table:number-columns-repeated="18"/>
          <table:table-cell table:number-columns-repeated="234" table:style-name="ACE-64"/>
        </table:table-row>
        <table:table-row table:style-name="AROW-2">
          <table:table-cell table:style-name="ACE-59"/>
          <table:table-cell table:number-columns-repeated="2" table:style-name="ACE-64"/>
          <table:table-cell table:number-columns-spanned="18" table:style-name="ACE-95"/>
          <table:covered-table-cell table:number-columns-repeated="17"/>
          <table:table-cell table:style-name="ACE-72" office:value-type="string">
            <text:p>JL/08.J.7006-06</text:p>
          </table:table-cell>
          <table:table-cell table:number-columns-repeated="234" table:style-name="ACE-64"/>
        </table:table-row>
        <table:table-row table:style-name="AROW-3">
          <table:table-cell table:style-name="ACE-59"/>
          <table:table-cell table:number-columns-repeated="2" table:style-name="ACE-64"/>
          <table:table-cell table:number-rows-spanned="3" table:style-name="ACE-70" office:value-type="string">
            <text:p>巡检日期(inspecting date)</text:p>
          </table:table-cell>
          <table:table-cell table:number-rows-spanned="3" table:style-name="ACE-70" office:value-type="string">
            <text:p>牌号(brand)</text:p>
          </table:table-cell>
          <table:table-cell table:number-columns-spanned="3" table:number-rows-spanned="3" table:style-name="ACE-70" office:value-type="string">
            <text:p>养护日期(processing date)</text:p>
          </table:table-cell>
          <table:covered-table-cell table:number-columns-repeated="2"/>
          <table:table-cell table:number-columns-spanned="7" table:style-name="ACE-81" office:value-type="string">
            <text:p>巡 <text:s/>检 <text:s/>记 <text:s/>录(inspection record)</text:p>
          </table:table-cell>
          <table:covered-table-cell table:number-columns-repeated="6"/>
          <table:table-cell table:number-columns-spanned="3" table:style-name="ACE-96" office:value-type="string">
            <text:p>统计数据</text:p>
          </table:table-cell>
          <table:covered-table-cell table:number-columns-repeated="2"/>
          <table:table-cell table:style-name="ACE-93"/>
          <table:table-cell table:number-rows-spanned="3" table:style-name="ACE-70" office:value-type="string">
            <text:p>检验员(inspector)</text:p>
          </table:table-cell>
          <table:table-cell table:number-rows-spanned="3" table:style-name="ACE-88" office:value-type="string">
            <text:p>责任人(person in charge)</text:p>
          </table:table-cell>
          <table:table-cell table:number-rows-spanned="3" table:style-name="ACE-70" office:value-type="string">
            <text:p>备注(remarks)</text:p>
          </table:table-cell>
          <table:table-cell table:number-columns-repeated="234" table:style-name="ACE-64"/>
        </table:table-row>
        <table:table-row table:style-name="AROW-4">
          <table:table-cell table:style-name="ACE-59"/>
          <table:table-cell table:number-columns-repeated="2" table:style-name="ACE-64"/>
          <table:covered-table-cell table:number-columns-repeated="5"/>
          <table:table-cell table:number-columns-spanned="2" table:style-name="ACE-82" office:value-type="string">
            <text:p>表面(appearance)</text:p>
          </table:table-cell>
          <table:covered-table-cell/>
          <table:table-cell table:number-rows-spanned="2" table:style-name="ACE-97" office:value-type="string">
            <text:p>头尾（支）(head and end)</text:p>
          </table:table-cell>
          <table:table-cell table:number-rows-spanned="2" table:style-name="ACE-97" office:value-type="string">
            <text:p>空头（支）(empty head)</text:p>
          </table:table-cell>
          <table:table-cell table:number-rows-spanned="2" table:style-name="ACE-97" office:value-type="string">
            <text:p>缝口（支）(seam)</text:p>
          </table:table-cell>
          <table:table-cell table:number-rows-spanned="2" table:style-name="ACE-97" office:value-type="string">
            <text:p>洞眼（支）(hole)</text:p>
          </table:table-cell>
          <table:table-cell table:number-rows-spanned="2" table:style-name="ACE-97" office:value-type="string">
            <text:p>破皮（支）(breakage)</text:p>
          </table:table-cell>
          <table:table-cell table:number-rows-spanned="2" table:style-name="ACE-97" office:value-type="string">
            <text:p>水分偏 <text:s/>小次数</text:p>
          </table:table-cell>
          <table:table-cell table:number-rows-spanned="2" table:style-name="ACE-97" office:value-type="string">
            <text:p>水分偏 <text:s/>大次数</text:p>
          </table:table-cell>
          <table:table-cell table:number-rows-spanned="2" table:style-name="ACE-97" office:value-type="string">
            <text:p>水分合格次数</text:p>
          </table:table-cell>
          <table:table-cell table:number-rows-spanned="2" table:style-name="ACE-97" office:value-type="string">
            <text:p>水标±0.5%次数</text:p>
          </table:table-cell>
          <table:covered-table-cell table:number-columns-repeated="3"/>
          <table:table-cell table:number-columns-repeated="234" table:style-name="ACE-64"/>
        </table:table-row>
        <table:table-row table:style-name="AROW-5">
          <table:table-cell table:style-name="ACE-60" office:value-type="string">
            <text:p>产品牌号</text:p>
          </table:table-cell>
          <table:table-cell table:style-name="ACE-65" office:value-type="string">
            <text:p>有无生霉/虫蛀</text:p>
          </table:table-cell>
          <table:table-cell table:style-name="ACE-59"/>
          <table:covered-table-cell table:number-columns-repeated="5"/>
          <table:table-cell table:style-name="ACE-83" office:value-type="string">
            <text:p>有无生霉/虫蛀)(mildew/worms damage)</text:p>
          </table:table-cell>
          <table:table-cell table:style-name="ACE-83" office:value-type="string">
            <text:p>杂物（支）(dopant)</text:p>
          </table:table-cell>
          <table:covered-table-cell table:number-columns-repeated="12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2号）</text:p>
          </table:table-cell>
          <table:table-cell table:style-name="ACE-66" office:value-type="string">
            <text:p>无</text:p>
          </table:table-cell>
          <table:table-cell table:style-name="ACE-59"/>
          <table:table-cell table:number-rows-spanned="2" table:style-name="ACE-69"/>
          <table:table-cell table:number-rows-spanned="2" table:style-name="ACE-73" table:content-validation-name="VAL-16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4" table:content-validation-name="VAL-19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91" table:content-validation-name="VAL-22"/>
          <table:table-cell table:number-rows-spanned="2" table:style-name="ACE-87" table:content-validation-name="VAL-25"/>
          <table:table-cell table:number-rows-spanned="2" table:style-name="ACE-69"/>
          <table:table-cell table:number-columns-repeated="234" table:style-name="ACE-59"/>
        </table:table-row>
        <table:table-row table:style-name="AROW-0">
          <table:table-cell table:style-name="ACE-61" office:value-type="string">
            <text:p>长城（3号）</text:p>
          </table:table-cell>
          <table:table-cell table:style-name="ACE-66" office:value-type="string">
            <text:p>生 霉</text:p>
          </table:table-cell>
          <table:table-cell table:style-name="ACE-59"/>
          <table:covered-table-cell table:number-columns-repeated="19"/>
          <table:table-cell table:number-columns-repeated="234" table:style-name="ACE-59"/>
        </table:table-row>
        <table:table-row table:style-name="AROW-0">
          <table:table-cell table:style-name="ACE-61" office:value-type="string">
            <text:p>长城（经典2号）</text:p>
          </table:table-cell>
          <table:table-cell table:style-name="ACE-66" office:value-type="string">
            <text:p>虫 蛀</text:p>
          </table:table-cell>
          <table:table-cell table:style-name="ACE-59"/>
          <table:table-cell table:number-rows-spanned="2" table:style-name="ACE-69"/>
          <table:table-cell table:number-rows-spanned="2" table:style-name="ACE-74" table:content-validation-name="VAL-17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5" table:content-validation-name="VAL-20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90" table:content-validation-name="VAL-23"/>
          <table:table-cell table:number-rows-spanned="2" table:style-name="ACE-80" table:content-validation-name="VAL-26"/>
          <table:table-cell table:number-rows-spanned="2" table:style-name="ACE-6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经典3号）</text:p>
          </table:table-cell>
          <table:table-cell table:number-columns-repeated="2" table:style-name="ACE-59"/>
          <table:covered-table-cell table:number-columns-repeated="1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传奇1号）</text:p>
          </table:table-cell>
          <table:table-cell table:style-name="ACE-67" office:value-type="string">
            <text:p>检验员</text:p>
          </table:table-cell>
          <table:table-cell table:style-name="ACE-59"/>
          <table:table-cell table:number-rows-spanned="2" table:style-name="ACE-69"/>
          <table:table-cell table:number-rows-spanned="2" table:style-name="ACE-75" table:content-validation-name="VAL-18"/>
          <table:table-cell table:number-rows-spanned="2" table:style-name="ACE-76"/>
          <table:table-cell table:number-rows-spanned="2" table:style-name="ACE-77" office:value-type="string">
            <text:p>-</text:p>
          </table:table-cell>
          <table:table-cell table:number-rows-spanned="2" table:style-name="ACE-78"/>
          <table:table-cell table:number-rows-spanned="2" table:style-name="ACE-86" table:content-validation-name="VAL-21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63"/>
          <table:table-cell table:number-rows-spanned="2" table:style-name="ACE-92"/>
          <table:table-cell table:number-rows-spanned="2" table:style-name="ACE-63" table:formula="of:=COUNTIF(#REF!;&quot;&lt;&quot;&amp;#REF!)" office:value-type="string" office:string-value="#REF!">
            <text:p>#REF!</text:p>
          </table:table-cell>
          <table:table-cell table:number-rows-spanned="2" table:style-name="ACE-63" table:formula="of:=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#REF!)-COUNTIF(#REF!;&quot;&gt;&quot;&amp;#REF!)" office:value-type="string" office:string-value="#REF!">
            <text:p>#REF!</text:p>
          </table:table-cell>
          <table:table-cell table:number-rows-spanned="2" table:style-name="ACE-63" table:formula="of:=COUNTIF(#REF!;&quot;&gt;=&quot;&amp;(#REF!-0.5))-COUNTIF(#REF!;&quot;&gt;=&quot;&amp;#REF!)+COUNTIF(#REF!;&quot;&gt;&quot;&amp;#REF!)-COUNTIF(#REF!;&quot;&gt;&quot;&amp;(#REF!+0.5))" office:value-type="string" office:string-value="#REF!">
            <text:p>#REF!</text:p>
          </table:table-cell>
          <table:table-cell table:number-rows-spanned="2" table:style-name="ACE-89" table:content-validation-name="VAL-24"/>
          <table:table-cell table:number-rows-spanned="2" table:style-name="ACE-79" table:content-validation-name="VAL-27"/>
          <table:table-cell table:number-rows-spanned="2" table:style-name="ACE-69"/>
          <table:table-cell table:number-columns-repeated="234" table:style-name="ACE-64"/>
        </table:table-row>
        <table:table-row table:style-name="AROW-0">
          <table:table-cell table:style-name="ACE-61" office:value-type="string">
            <text:p>长城（传奇3号）</text:p>
          </table:table-cell>
          <table:table-cell table:style-name="ACE-68" office:value-type="string">
            <text:p>李 静</text:p>
          </table:table-cell>
          <table:table-cell table:style-name="ACE-59"/>
          <table:covered-table-cell table:number-columns-repeated="19"/>
          <table:table-cell table:number-columns-repeated="234" table:style-name="ACE-64"/>
        </table:table-row>
        <table:table-row table:style-name="AROW-0" table:number-rows-repeated="214">
          <table:table-cell table:number-columns-repeated="3" table:style-name="ACE-59"/>
          <table:table-cell table:number-columns-repeated="19" table:style-name="ACE-71"/>
          <table:table-cell table:number-columns-repeated="234" table:style-name="ACE-64"/>
        </table:table-row>
        <table:table-row table:style-name="AROW-0" table:number-rows-repeated="65116">
          <table:table-cell table:number-columns-repeated="256"/>
        </table:table-row>
        <table:table-row table:style-name="AROW-0" table:number-rows-repeated="195">
          <table:table-cell table:number-columns-repeated="256" table:style-name="ACE-62"/>
        </table:table-row>
        <table:named-expressions>
          <table:named-expression table:name="Print_Area" table:expression="of:=#REF!" table:base-cell-address="$'风晾养护 (巡检)'.$A$1"/>
          <table:named-expression table:name="Sheet_Title" table:expression="of:=&quot;风晾养护 (巡检)&quot;" table:base-cell-address="$'风晾养护 (巡检)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date-style style:name="ND-1-0" number:format-source="fixed">
      <number:month number:possessive-form="false" number:textual="false" number:style="short"/>
      <number:text>月</number:text>
      <number:day number:style="short"/>
      <number:text>日</number:text>
    </number:date-style>
    <number:text-style style:name="ND-1">
      <number:text-content/>
      <style:map style:condition="value()&gt;0" style:apply-style-name="ND-1-0"/>
    </number:text-style>
    <style:style style:name="Gnumeric-1" style:family="table-cell">
      <style:table-cell-properties fo:background-color="#ffcc00" style:print-content="true" style:decimal-places="13"/>
      <style:paragraph-properties/>
      <style:text-properties/>
    </style:style>
    <style:style style:name="Gnumeric-2" style:family="table-cell">
      <style:table-cell-properties fo:background-color="#ffcc00" style:print-content="true" style:decimal-places="13"/>
      <style:paragraph-properties/>
      <style:text-properties/>
    </style:style>
    <style:style style:name="Gnumeric-3" style:family="table-cell">
      <style:table-cell-properties fo:background-color="#ffcc00" style:print-content="true" style:decimal-places="13"/>
      <style:paragraph-properties/>
      <style:text-properties/>
    </style:style>
    <style:style style:name="Gnumeric-4" style:family="table-cell">
      <style:table-cell-properties fo:background-color="#993300" style:print-content="true" style:decimal-places="13"/>
      <style:paragraph-properties/>
      <style:text-properties/>
    </style:style>
    <style:style style:name="Gnumeric-5" style:family="table-cell">
      <style:table-cell-properties fo:background-color="#ffcc00" style:print-content="true" style:decimal-places="13"/>
      <style:paragraph-properties/>
      <style:text-properties/>
    </style:style>
    <style:style style:name="Gnumeric-6" style:family="table-cell">
      <style:table-cell-properties fo:background-color="#ffcc00" style:print-content="true" style:decimal-places="13"/>
      <style:paragraph-properties/>
      <style:text-properties/>
    </style:style>
    <style:style style:name="Gnumeric-7" style:family="table-cell">
      <style:table-cell-properties fo:background-color="#9933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8" style:family="table-cell">
      <style:table-cell-properties fo:background-color="#ffcc00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2.800000000000004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00.00%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风晾养护（抽检）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风晾养护 (巡检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KSOProductBuildVer" meta:value-type="string">2052-10.1.0.5850</meta:user-defined>
    <dc:creator>高森</dc:creator>
    <dc:date>2016-10-25T07:48:28Z</dc:date>
    <meta:user-defined meta:name="dc:publisher" meta:value-type="string">Microsoft</meta:user-defined>
    <meta:user-defined meta:name="gsf:MM-clip-count" meta:value-type="float">0</meta:user-defined>
    <meta:user-defined meta:name="gsf:character-count" meta:value-type="float">0</meta:user-defined>
    <meta:user-defined meta:name="GSF_DOCPROP_VECTOR:0000:gsf:document-parts" meta:value-type="string">风晾养护（抽检）</meta:user-defined>
    <meta:user-defined meta:name="GSF_DOCPROP_VECTOR:0001:gsf:document-parts" meta:value-type="string">风晾养护 (巡检)</meta:user-defined>
    <meta:user-defined meta:name="GSF_DOCPROP_VECTOR:0000:gsf:heading-pairs" meta:value-type="string">工作表</meta:user-defined>
    <meta:user-defined meta:name="GSF_DOCPROP_VECTOR:0001:gsf:heading-pairs" meta:value-type="float">2</meta:user-defined>
    <meta:user-defined meta:name="gsf:hidden-slide-count" meta:value-type="float">0</meta:user-defined>
    <meta:print-date>2014-02-24T04:42:11Z</meta:print-date>
    <meta:user-defined meta:name="gsf:last-saved-by" meta:value-type="string">黄光俊</meta:user-defined>
    <meta:user-defined meta:name="gsf:line-count" meta:value-type="float">0</meta:user-defined>
    <meta:user-defined meta:name="gsf:links-dirty" meta:value-type="boolean">false</meta:user-defined>
    <meta:user-defined meta:name="gsf:note-count" meta:value-type="float">0</meta:user-defined>
    <meta:user-defined meta:name="gsf:page-count" meta:value-type="float">0</meta:user-defined>
    <meta:user-defined meta:name="gsf:paragraph-count" meta:value-type="float">0</meta:user-defined>
    <meta:user-defined meta:name="gsf:presentation-format" meta:value-type="string"/>
    <meta:user-defined meta:name="gsf:scale" meta:value-type="boolean">false</meta:user-defined>
    <meta:user-defined meta:name="gsf:security" meta:value-type="float">1</meta:user-defined>
    <meta:user-defined meta:name="gsf:slide-count" meta:value-type="float">0</meta:user-defined>
    <meta:user-defined meta:name="gsf:word-count" meta:value-type="float">0</meta:user-defined>
    <meta:creation-date>2013-12-02T08:38:45Z</meta:creation-date>
    <meta:editing-cycles>1</meta:editing-cycles>
    <meta:generator>gnumeric/1.12.23</meta:generator>
    <meta:user-defined meta:name="meta:template" meta:value-type="string"/>
    <meta:user-defined meta:name="msole:codepage" meta:value-type="float">936</meta:user-defined>
    <meta:user-defined meta:name="msole:unknown-doc-17" meta:value-type="float">0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917504</meta:user-defined>
  </office:meta>
</office:document-meta>
</file>